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025cm" draw:marker-start-width="0.33cm" draw:marker-end="Arrow" draw:marker-end-width="0.102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06cm" svg:height="0.528cm" svg:x="0.733cm" svg:y="0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023cm" svg:y1="0.264cm" svg:x2="2.023cm" svg:y2="2.304cm">
          <text:p/>
        </draw:line>
        <draw:path draw:style-name="gr3" draw:text-style-name="P1" draw:layer="layout" svg:width="0.545cm" svg:height="0.161cm" draw:transform="rotate (-2.35619449019309) translate (2.48669632422179cm 1.89869632422153cm)" svg:viewBox="0 0 546 162" svg:d="m0-6188c157-44 308 27 453 72l93 76">
          <text:p/>
        </draw:path>
        <draw:line draw:style-name="gr4" draw:text-style-name="P1" draw:layer="layout" svg:x1="2.633cm" svg:y1="1.583cm" svg:x2="2.643cm" svg:y2="1.308cm">
          <text:p/>
        </draw:line>
        <draw:line draw:style-name="gr4" draw:text-style-name="P1" draw:layer="layout" svg:x1="2.226cm" svg:y1="2.101cm" svg:x2="2.002cm" svg:y2="2.193cm">
          <text:p/>
        </draw:line>
        <draw:line draw:style-name="gr5" draw:text-style-name="P1" draw:layer="layout" svg:x1="6.005cm" svg:y1="1.013cm" svg:x2="5.598cm" svg:y2="1.328cm">
          <text:p/>
        </draw:line>
        <draw:line draw:style-name="gr5" draw:text-style-name="P1" draw:layer="layout" svg:x1="5.598cm" svg:y1="1.328cm" svg:x2="5.598cm" svg:y2="1.826cm">
          <text:p/>
        </draw:line>
        <draw:line draw:style-name="gr5" draw:text-style-name="P1" draw:layer="layout" svg:x1="6.005cm" svg:y1="1.013cm" svg:x2="6.005cm" svg:y2="1.511cm">
          <text:p/>
        </draw:line>
        <draw:frame draw:style-name="gr6" draw:text-style-name="P2" draw:layer="layout" svg:width="2.068cm" svg:height="0.802cm" svg:x="1.081cm" svg:y="2.255cm">
          <draw:text-box>
            <text:p><text:span text:style-name="T1">عمودی تراش</text:span></text:p>
          </draw:text-box>
        </draw:frame>
        <draw:frame draw:style-name="gr6" draw:text-style-name="P2" draw:id="id1" draw:layer="layout" svg:width="2.801cm" svg:height="0.802cm" svg:x="2.915cm" svg:y="2.835cm">
          <draw:text-box>
            <text:p><text:span text:style-name="T1">سطح عمودی تراش</text:span></text:p>
          </draw:text-box>
          <draw:glue-point draw:id="4" svg:x="0.066cm" svg:y="-2.219cm"/>
        </draw:frame>
        <draw:custom-shape draw:style-name="gr7" draw:text-style-name="P1" draw:id="id2" draw:layer="layout" svg:width="0.813cm" svg:height="0.407cm" draw:transform="rotate (1.5707963267946) translate (5.591cm 1.829cm)">
          <draw:glue-point draw:id="10" svg:x="0.515cm" svg:y="-0.615cm"/>
          <text:p/>
          <draw:enhanced-geometry svg:viewBox="0 0 21600 21600" draw:mirror-horizontal="true" draw:glue-points="?f6 0 10800 ?f8 ?f11 10800 ?f9 21600 10800 ?f10 ?f5 10800" draw:text-areas="?f3 ?f3 ?f4 ?f4" draw:type="parallelogram" draw:modifiers="8385.257985257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draw:line-skew="0.514cm -0.793cm" svg:x1="4.333cm" svg:y1="3.059cm" svg:x2="5.817cm" svg:y2="1.373cm" draw:start-shape="id1" draw:start-glue-point="4" draw:end-shape="id2" draw:end-glue-point="10" svg:d="m4333 3059c0-319 688-266 1019-607s303-1079 465-1079">
          <text:p/>
        </draw:connector>
        <draw:frame draw:style-name="gr8" draw:layer="layout" svg:width="0.675cm" svg:height="0.438cm" svg:x="2.277cm" svg:y="1.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9" draw:text-style-name="P1" draw:layer="layout" svg:x1="0.732cm" svg:y1="1.29cm" svg:x2="1.108cm" svg:y2="1.29cm">
          <text:p/>
        </draw:line>
        <draw:line draw:style-name="gr10" draw:text-style-name="P1" draw:layer="layout" svg:x1="0.732cm" svg:y1="1.29cm" svg:x2="0.732cm" svg:y2="0.925cm">
          <text:p/>
        </draw:line>
        <draw:frame draw:style-name="gr8" draw:layer="layout" svg:width="0.524cm" svg:height="0.44cm" svg:x="0.732cm" svg:y="1.3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0.492cm" svg:height="0.44cm" svg:x="0.243cm" svg:y="0.7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1" draw:layer="layout" svg:x1="6.004cm" svg:y1="1.513cm" svg:x2="6.319cm" svg:y2="1.513cm">
          <text:p/>
        </draw:line>
        <draw:line draw:style-name="gr10" draw:text-style-name="P1" draw:layer="layout" svg:x1="6.004cm" svg:y1="1.513cm" svg:x2="6.004cm" svg:y2="1.127cm">
          <text:p/>
        </draw:line>
        <draw:line draw:style-name="gr10" draw:text-style-name="P1" draw:layer="layout" svg:x1="6.004cm" svg:y1="1.513cm" svg:x2="5.791cm" svg:y2="1.676cm">
          <text:p/>
        </draw:line>
        <draw:frame draw:style-name="gr8" draw:layer="layout" svg:width="0.524cm" svg:height="0.44cm" svg:x="5.663cm" svg:y="1.6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496cm" svg:height="0.466cm" svg:x="5.278cm" svg:y="0.87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425cm" svg:height="0.466cm" svg:x="5.213cm" svg:y="1.3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3.027cm" svg:height="0.53cm" svg:x="5.73cm" svg:y="2.84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id="id3" draw:layer="layout" svg:width="0.498cm" svg:height="1.432cm" draw:transform="rotate (-0.523598775599386) translate (2.109cm 0.3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.752cm" svg:height="2.258cm" draw:transform="rotate (-0.523598775599386) translate (4.87cm -0.123cm)">
          <draw:glue-point draw:id="12" svg:x="-1.655cm" svg:y="-2.723cm"/>
          <draw:glue-point draw:id="13" svg:x="-2.445cm" svg:y="-3.255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98cm" svg:y1="1.826cm" svg:x2="4.236cm" svg:y2="1.818cm">
          <text:p/>
        </draw:line>
        <draw:line draw:style-name="gr5" draw:text-style-name="P1" draw:layer="layout" svg:x1="5.598cm" svg:y1="1.328cm" svg:x2="4.124cm" svg:y2="1.32cm">
          <text:p/>
        </draw:line>
        <draw:line draw:style-name="gr5" draw:text-style-name="P1" draw:layer="layout" svg:x1="6.005cm" svg:y1="1.013cm" svg:x2="4.236cm" svg:y2="1.005cm">
          <text:p/>
        </draw:line>
        <draw:frame draw:style-name="gr8" draw:layer="layout" svg:width="0.494cm" svg:height="0.443cm" svg:x="5.937cm" svg:y="0.8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11" draw:text-style-name="P1" draw:layer="layout" draw:type="curve" draw:line-skew="0cm 0.898cm" svg:x1="2.369cm" svg:y1="0.56cm" svg:x2="4.639cm" svg:y2="0.458cm" draw:start-shape="id3" draw:start-glue-point="11" draw:end-shape="id4" draw:end-glue-point="13" svg:d="m2369 560c1366 0 1138-144 1364-239s906-140 906 137">
          <text:p/>
        </draw:connector>
        <draw:frame draw:style-name="gr6" draw:text-style-name="P2" draw:layer="layout" svg:width="2.602cm" svg:height="0.802cm" svg:x="6.207cm" svg:y="0.163cm">
          <draw:text-box>
            <text:p><text:span text:style-name="T1">رقبہ عمودی تراش</text:span></text:p>
          </draw:text-box>
          <draw:glue-point draw:id="4" svg:x="0.066cm" svg:y="-2.219cm"/>
        </draw:frame>
        <draw:frame draw:style-name="gr8" draw:layer="layout" svg:width="1.436cm" svg:height="0.466cm" svg:x="6.898cm" svg:y="0.8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522cm" svg:height="0.44cm" svg:x="6.224cm" svg:y="1.27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i>w</math:mi>
      </math:mrow>
      <math:mi>h</math:mi>
    </math:mrow>
    <math:annotation math:encoding="StarMath 5.0">A=w h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_{y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{a_{z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p>
      <math:mn>90</math:mn>
      <math:mn>0</math:mn>
    </math:msup>
    <math:annotation math:encoding="StarMath 5.0">90^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{a_{z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 {a_{x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A</math:mi>
          </math:mrow>
        </math:mstyle>
        <math:mo math:stretchy="false">=</math:mo>
        <math:mi>A</math:mi>
      </math:mrow>
      <math:mrow>
        <math:mstyle math:fontweight="bold">
          <math:mrow>
            <math:mover math:accent="true">
              <math:msub>
                <math:mi>a</math:mi>
                <math:mi>A</math:mi>
              </math:msub>
              <math:mo math:stretchy="false">ˆ</math:mo>
            </math:mover>
          </math:mrow>
        </math:mstyle>
        <math:mo math:stretchy="false">=</math:mo>
        <math:mi>w</math:mi>
      </math:mrow>
      <math:mi>h</math:mi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{A}=A bold hat {a_{A}}=w h bold hat {a_{y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_{y}}</math:annotation>
  </math:semantics>
</math:math>
</file>